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24d7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7bcb7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officeooo:paragraph-rsid="000ba4b6"/>
    </style:style>
    <style:style style:name="P8" style:family="paragraph" style:parent-style-name="Heading_20_1">
      <style:text-properties officeooo:rsid="001010ef" officeooo:paragraph-rsid="001010ef"/>
    </style:style>
    <style:style style:name="P9" style:family="paragraph" style:parent-style-name="Heading_20_1">
      <style:paragraph-properties fo:break-before="page"/>
      <style:text-properties officeooo:rsid="00135c08" officeooo:paragraph-rsid="00135c08"/>
    </style:style>
    <style:style style:name="P10" style:family="paragraph" style:parent-style-name="Heading_20_2">
      <style:text-properties style:text-underline-style="none" fo:font-weight="normal" officeooo:rsid="00160e1c" officeooo:paragraph-rsid="00160e1c" style:font-weight-asian="normal" style:font-weight-complex="normal"/>
    </style:style>
    <style:style style:name="P11" style:family="paragraph" style:parent-style-name="Standard" style:master-page-name="Standard">
      <style:paragraph-properties fo:text-align="start" style:justify-single-word="false" style:page-number="auto"/>
    </style:style>
    <style:style style:name="P12" style:family="paragraph" style:parent-style-name="Standard">
      <style:paragraph-properties fo:text-align="start" style:justify-single-word="false"/>
      <style:text-properties officeooo:rsid="00024d72" officeooo:paragraph-rsid="00024d72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24d72" officeooo:paragraph-rsid="00024d7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officeooo:rsid="00088bc4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/>
      <style:text-properties officeooo:paragraph-rsid="00186a71"/>
    </style:style>
    <style:style style:name="P18" style:family="paragraph" style:parent-style-name="Standard">
      <style:paragraph-properties fo:line-height="150%"/>
      <style:text-properties officeooo:paragraph-rsid="001dbbad"/>
    </style:style>
    <style:style style:name="P19" style:family="paragraph" style:parent-style-name="Heading_20_1">
      <style:text-properties fo:font-weight="normal" officeooo:rsid="001010ef" officeooo:paragraph-rsid="001010ef" style:font-name-asian="Droid Sans Fallback" style:font-weight-asian="normal" style:font-name-complex="FreeSans" style:font-weight-complex="normal"/>
    </style:style>
    <style:style style:name="P20" style:family="paragraph" style:parent-style-name="Heading_20_1">
      <style:paragraph-properties fo:break-before="page"/>
      <style:text-properties fo:font-weight="normal" officeooo:paragraph-rsid="000ba4b6" style:font-weight-asian="normal" style:font-weight-complex="normal"/>
    </style:style>
    <style:style style:name="P21" style:family="paragraph" style:parent-style-name="Heading_20_2">
      <style:text-properties fo:font-weight="normal" style:font-name-asian="Droid Sans Fallback" style:font-weight-asian="normal" style:font-name-complex="FreeSans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581" style:font-weight-asian="normal" style:font-weight-complex="normal"/>
    </style:style>
    <style:style style:name="T3" style:family="text">
      <style:text-properties fo:font-weight="normal" officeooo:rsid="00135c08" style:font-weight-asian="normal" style:font-weight-complex="normal"/>
    </style:style>
    <style:style style:name="T4" style:family="text">
      <style:text-properties fo:font-weight="normal" style:font-name-asian="Droid Sans Fallback" style:font-weight-asian="normal" style:font-name-complex="FreeSans" style:font-weight-complex="normal"/>
    </style:style>
    <style:style style:name="T5" style:family="text">
      <style:text-properties fo:font-weight="normal" officeooo:rsid="001010ef" style:font-name-asian="Droid Sans Fallback" style:font-weight-asian="normal" style:font-name-complex="FreeSans" style:font-weight-complex="normal"/>
    </style:style>
    <style:style style:name="T6" style:family="text">
      <style:text-properties fo:font-weight="normal" officeooo:rsid="00115c24" style:font-name-asian="Droid Sans Fallback" style:font-weight-asian="normal" style:font-name-complex="FreeSans" style:font-weight-complex="normal"/>
    </style:style>
    <style:style style:name="T7" style:family="text">
      <style:text-properties fo:font-weight="normal" officeooo:rsid="00135c08" style:font-name-asian="Droid Sans Fallback" style:font-weight-asian="normal" style:font-name-complex="FreeSans" style:font-weight-complex="normal"/>
    </style:style>
    <style:style style:name="T8" style:family="text">
      <style:text-properties fo:font-weight="normal" officeooo:rsid="00154ab2" style:font-name-asian="Droid Sans Fallback" style:font-weight-asian="normal" style:font-name-complex="FreeSans" style:font-weight-complex="normal"/>
    </style:style>
    <style:style style:name="T9" style:family="text">
      <style:text-properties fo:font-weight="normal" officeooo:rsid="00158cdc" style:font-name-asian="Droid Sans Fallback" style:font-weight-asian="normal" style:font-name-complex="FreeSans" style:font-weight-complex="normal"/>
    </style:style>
    <style:style style:name="T10" style:family="text">
      <style:text-properties fo:font-weight="normal" officeooo:rsid="00160e1c" style:font-name-asian="Droid Sans Fallback" style:font-weight-asian="normal" style:font-name-complex="FreeSans" style:font-weight-complex="normal"/>
    </style:style>
    <style:style style:name="T11" style:family="text">
      <style:text-properties fo:font-weight="normal" officeooo:rsid="001840dd" style:font-name-asian="Droid Sans Fallback" style:font-weight-asian="normal" style:font-name-complex="FreeSans" style:font-weight-complex="normal"/>
    </style:style>
    <style:style style:name="T12" style:family="text">
      <style:text-properties fo:font-weight="normal" officeooo:rsid="00186a71" style:font-name-asian="Droid Sans Fallback" style:font-weight-asian="normal" style:font-name-complex="FreeSans" style:font-weight-complex="normal"/>
    </style:style>
    <style:style style:name="T13" style:family="text">
      <style:text-properties fo:font-weight="normal" officeooo:rsid="001a61a4" style:font-name-asian="Droid Sans Fallback" style:font-weight-asian="normal" style:font-name-complex="FreeSans" style:font-weight-complex="normal"/>
    </style:style>
    <style:style style:name="T14" style:family="text">
      <style:text-properties fo:font-weight="normal" officeooo:rsid="001c26f3" style:font-name-asian="Droid Sans Fallback" style:font-weight-asian="normal" style:font-name-complex="FreeSans" style:font-weight-complex="normal"/>
    </style:style>
    <style:style style:name="T15" style:family="text">
      <style:text-properties fo:font-weight="normal" officeooo:rsid="001c2735" style:font-name-asian="Droid Sans Fallback" style:font-weight-asian="normal" style:font-name-complex="FreeSans" style:font-weight-complex="normal"/>
    </style:style>
    <style:style style:name="T16" style:family="text">
      <style:text-properties fo:font-weight="normal" officeooo:rsid="001dbbad" style:font-name-asian="Droid Sans Fallback" style:font-weight-asian="normal" style:font-name-complex="FreeSans" style:font-weight-complex="normal"/>
    </style:style>
    <style:style style:name="T17" style:family="text">
      <style:text-properties fo:font-weight="normal" officeooo:rsid="001eb28a" style:font-name-asian="Droid Sans Fallback" style:font-weight-asian="normal" style:font-name-complex="FreeSans" style:font-weight-complex="normal"/>
    </style:style>
    <style:style style:name="T18" style:family="text">
      <style:text-properties fo:font-weight="normal" officeooo:rsid="00201720" style:font-name-asian="Droid Sans Fallback" style:font-weight-asian="normal" style:font-name-complex="FreeSans" style:font-weight-complex="normal"/>
    </style:style>
    <style:style style:name="T19" style:family="text">
      <style:text-properties fo:font-weight="normal" officeooo:rsid="002090cb" style:font-name-asian="Droid Sans Fallback" style:font-weight-asian="normal" style:font-name-complex="FreeSans" style:font-weight-complex="normal"/>
    </style:style>
    <style:style style:name="T20" style:family="text">
      <style:text-properties fo:font-weight="normal" officeooo:rsid="0020e1e5" style:font-name-asian="Droid Sans Fallback" style:font-weight-asian="normal" style:font-name-complex="FreeSans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officeooo:rsid="00073efb" style:font-size-asian="10.5pt" style:font-size-complex="12pt"/>
    </style:style>
    <style:style style:name="T26" style:family="text">
      <style:text-properties fo:font-size="12pt" officeooo:rsid="0007bcb7" style:font-size-asian="10.5pt" style:font-size-complex="12pt"/>
    </style:style>
    <style:style style:name="T27" style:family="text">
      <style:text-properties fo:font-size="12pt" officeooo:rsid="00088bc4" style:font-size-asian="10.5pt" style:font-size-complex="12pt"/>
    </style:style>
    <style:style style:name="T28" style:family="text">
      <style:text-properties fo:font-size="12pt" officeooo:rsid="000928c4" style:font-size-asian="10.5pt" style:font-size-complex="12pt"/>
    </style:style>
    <style:style style:name="T29" style:family="text">
      <style:text-properties style:font-name="Liberation Sans"/>
    </style:style>
    <style:style style:name="T30" style:family="text">
      <style:text-properties style:font-name="Liberation Sans" officeooo:rsid="00058d80"/>
    </style:style>
    <style:style style:name="T31" style:family="text">
      <style:text-properties officeooo:rsid="000d6581"/>
    </style:style>
    <style:style style:name="T32" style:family="text">
      <style:text-properties style:font-name-asian="Droid Sans Fallback" style:font-name-complex="FreeSans"/>
    </style:style>
    <style:style style:name="T33" style:family="text">
      <style:text-properties officeooo:rsid="001010ef" style:font-name-asian="Droid Sans Fallback" style:font-name-complex="Free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ty of Missouri, Columbia</text:p>
      <text:p text:style-name="P12">Department of Electrical and Computer Engineering</text:p>
      <text:p text:style-name="P2">ECE 4330 Introduction To Mechatronics and Robotic Vision</text:p>
      <text:p text:style-name="P13">Fall, 2014</text:p>
      <text:p text:style-name="P1"/>
      <text:p text:style-name="P1"/>
      <text:p text:style-name="P1"/>
      <text:p text:style-name="P1"/>
      <text:p text:style-name="P1"/>
      <text:p text:style-name="P1"/>
      <text:p text:style-name="P15">Prediction Based Approach to Minimize Distance Traveled while Tracking Objects in Mobile Robotic Navigation</text:p>
      <text:p text:style-name="Standard"/>
      <text:p text:style-name="Standard"/>
      <text:p text:style-name="Standard"/>
      <text:p text:style-name="Standard"/>
      <text:p text:style-name="Standard"/>
      <text:p text:style-name="P3">Chris Arnold</text:p>
      <text:p text:style-name="P3"><text:a xlink:type="simple" xlink:href="mailto:crag47@mail.missouri.edu"><text:span text:style-name="Internet_20_link">crag47@mail.missouri.edu</text:span></text:a></text:p>
      <text:p text:style-name="P3"/>
      <text:p text:style-name="P3"><text:s/>Dallas Fletchall</text:p>
      <text:p text:style-name="P4"><text:a xlink:type="simple" xlink:href="mailto:djfrmd@mail.missouri.edu"><text:span text:style-name="Internet_20_link">djfrmd@mail.missouri.edu</text:span></text:a></text:p>
      <text:p text:style-name="P9"><text:span text:style-name="T30">O</text:span><text:span text:style-name="T29">bjective</text:span></text:p>
      <text:p text:style-name="Standard"><text:tab/><text:span text:style-name="T24">The objective of this project is to </text:span><text:span text:style-name="T25">reduce the path length of a tracking mobile robot by filtering </text:span><text:span text:style-name="T26">the data read from its sensors</text:span><text:span text:style-name="T25"> using a Kalman filter</text:span><text:span text:style-name="T24">. <text:s/></text:span><text:span text:style-name="T27">MobileSim is used in conjunction with the ARIA library (Advanced Robot Interface for Applications)</text:span><text:span text:style-name="T26"> to simulate the mobile robots moving in an open environment. <text:s/></text:span><text:span text:style-name="T27">The path of the first robot may be defined by the user, after which a second robot will track the first robot as it moves. <text:s/>During the first traversal of the path, the tracking robot alters its course based on raw sensor data in order to follow the first robot. <text:s/>During the second traversal, the tracking robot filters the sensor data using the Kalman filter. <text:s/>During each traversal, the tracking robot periodically records its pose with respect to the global frame of the MobileSim environment so that the final path results </text:span><text:span text:style-name="T28">of the tracking robots </text:span><text:span text:style-name="T27">may be compared. <text:s/></text:span></text:p>
      <text:p text:style-name="P14"/>
      <text:p text:style-name="P8">Background Theory</text:p>
      <text:p text:style-name="P17"><text:span text:style-name="T21"><text:tab/></text:span><text:span text:style-name="T3">In order to implement mobile robot tracking,</text:span><text:span text:style-name="T6"> </text:span><text:span text:style-name="T7">a</text:span><text:span text:style-name="T6"> tracking robot </text:span><text:span text:style-name="T7">must</text:span><text:span text:style-name="T6"> know where </text:span><text:span text:style-name="T7">its target is located with respect to the tracking robot's coordinate frame </text:span><text:span text:style-name="T8">to know</text:span><text:span text:style-name="T7"> how to set its heading and speed to reach the target. <text:s/>There is always a certain amount of noise associated with readings from any sensor. <text:s/>In the case of the tracking robot, it is able to gauge the </text:span><text:span text:style-name="T9">relative </text:span><text:span text:style-name="T7">position of its target with a finite uncertainty </text:span><text:span text:style-name="T12">using a laser sensor</text:span><text:span text:style-name="T7">. <text:s/>This noisy sensor reading can be smoothed using a filter to effectively reduce the uncertainty of the measurement. <text:s/></text:span></text:p>
      <text:p text:style-name="P17"/>
      <text:p text:style-name="P17"><text:span text:style-name="T7"><text:tab/></text:span><text:span text:style-name="T12">Noisy measurements aside, while a laser sensor provides valuable position information, </text:span><text:span text:style-name="T13">each datum is only an instantaneous snapshot of the target's position. <text:s/>In order to better track the target using <text:s/>this information, a predictive algorithm must be used in conjunction. <text:s/></text:span><text:span text:style-name="T15">One such algorithm is that of the Kalman Filter.</text:span></text:p>
      <text:p text:style-name="P6"/>
      <text:p text:style-name="P18"><text:span text:style-name="T7"><text:tab/></text:span><text:span text:style-name="T14">The linear Kalman filter </text:span><text:span text:style-name="T16">is a recursive </text:span><text:span text:style-name="T18">predictor</text:span><text:span text:style-name="T16"> that uses current measurements along with previous predictions to make a more accurate </text:span><text:span text:style-name="T18">estimation</text:span><text:span text:style-name="T16"> of the </text:span><text:span text:style-name="T19">true </text:span><text:span text:style-name="T16">state of the system</text:span><text:span text:style-name="T17">. <text:s/></text:span><text:span text:style-name="T20">In a single iteration of the filter, there are two stages</text:span></text:p>
      <text:p text:style-name="P6"/>
      <text:p text:style-name="P19">Procedure</text:p>
      <text:p text:style-name="Standard"><text:span text:style-name="T4"><text:tab/></text:span><text:span text:style-name="T10">This section outlines the implementation of the robot tracking model and the Kalman filter. <text:s/></text:span></text:p>
      <text:p text:style-name="P10"><text:soft-page-break/><text:span text:style-name="T33">R</text:span><text:span text:style-name="T32">obot Setup</text:span></text:p>
      <text:p text:style-name="Standard"><text:span text:style-name="T4"><text:tab/></text:span><text:span text:style-name="T11">Four</text:span><text:span text:style-name="T10"> programs were made to model the robot tracking system. <text:s/></text:span><text:span text:style-name="T11">Two programs model the target robot and the remaining two model the different tracking robots. <text:s/>When the “Object” program is run, it uses keyboard input to move the robot and it record its path as it moves in the environment. <text:s/>The “Wander” program then acts as the target robot and follows this prerecorded path. <text:s/>Finally, the “Reactive” and “Kalman” programs model the two tracking robots. <text:s/>The “Reactive” program models the tracking robot that uses only raw sensor input, and the “Kalman” program models the tracking robot that uses filtered sensor input. <text:s/></text:span></text:p>
      <text:p text:style-name="Standard"/>
      <text:p text:style-name="Standard"><text:span text:style-name="T11"><text:tab/>In addition to the mobile tracking programs, a static tracking program, called “Sensor”, was created to measure the noise produced by the sensor when the target was not moving. <text:s/></text:span></text:p>
      <text:p text:style-name="P21">Kalman Filter Setup</text:p>
      <text:p text:style-name="Standard"><text:span text:style-name="T4"><text:tab/></text:span><text:span text:style-name="T10">A 2d Kalman filter was modeled to filter distance and angle measurements from the laser sensor. <text:s/></text:span></text:p>
      <text:p text:style-name="Standard"/>
      <text:p text:style-name="P19">Results</text:p>
      <text:p text:style-name="Standard"><text:span text:style-name="T4"><text:tab/></text:span><text:span text:style-name="T5">Results</text:span></text:p>
      <text:p text:style-name="P5"/>
      <text:p text:style-name="Heading_20_1">Conclusio<text:span text:style-name="T31">n</text:span></text:p>
      <text:p text:style-name="P7"><text:span text:style-name="T21"><text:tab/></text:span><text:span text:style-name="T2">Conclusion</text:span></text:p>
      <text:p text:style-name="P20">Works Cited</text:p>
      <text:p text:style-name="Citation"><text:span text:style-name="T1">[1]<text:tab/>Oxford University Press. (2014). </text:span><text:span text:style-name="T22">Oxford Dictionaries </text:span><text:span text:style-name="T23">[Online]. Available: </text:span><text:a xlink:type="simple" xlink:href="http://www.oxforddictionaries.com/us/definition/american_english/navigation?searchDictCode=all"><text:span text:style-name="Internet_20_link"><text:span text:style-name="T23">http://www.oxforddictionaries.com/us/definition/american_english/navigation?searchDictCode=all</text:span></text:span></text:a><text:span text:style-name="T23">. [Accessed: 2014, Nov. 24].</text:span></text:p>
      <text:p text:style-name="Citation"><text:span text:style-name="T23"/></text:p>
      <text:p text:style-name="Citation"><text:span text:style-name="T1">[2]<text:tab/>DeSouza, G. (Unknown). </text:span><text:span text:style-name="T22">Lecture 22: Mobile Robotics </text:span><text:span text:style-name="T23">[Online]. Available: </text:span><text:a xlink:type="simple" xlink:href="http://vigir.ee.missouri.edu/~gdesouza/ece4330/Lecture_Notes/Lecture22.pdf"><text:span text:style-name="Internet_20_link"><text:span text:style-name="T23">http://vigir.ee.missouri.edu/~gdesouza/ece4330/Lecture_Notes/Lecture22.pdf</text:span></text:span></text:a><text:span text:style-name="T23">. [Accessed: 2014, Nov. 24].</text:span></text:p>
      <text:p text:style-name="Citation"><text:span text:style-name="T23"/></text:p>
      <text:p text:style-name="Citation"><text:span text:style-name="T1">[3]<text:tab/>Gnuplot. (2014, Nov.). </text:span><text:span text:style-name="T22">Gnuplot Homepage </text:span><text:span text:style-name="T23">[Online]. Available: </text:span><text:a xlink:type="simple" xlink:href="http://gnuplot.info/"><text:span text:style-name="Internet_20_link"><text:span text:style-name="T23">http://gnuplot.info</text:span></text:span></text:a><text:span text:style-name="T23">. [Accessed: 2014, Nov. 24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weight="normal"/>
    </style:style>
    <style:style style:name="Heading_20_2" style:display-name="Heading 2" style:family="paragraph" style:parent-style-name="Heading" style:default-outline-level="" style:class="text" style:master-page-name="">
      <style:paragraph-properties fo:margin-left="0.25in" fo:margin-right="0in" fo:text-indent="0in" style:auto-text-indent="false" style:page-number="auto"/>
      <style:text-properties fo:font-size="13pt" fo:font-style="normal" fo:font-weight="normal"/>
    </style:style>
    <style:style style:name="Heading_20_3" style:display-name="Heading 3" style:family="paragraph" style:parent-style-name="Heading" style:default-outline-level="" style:class="text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Citation" style:family="paragraph" style:parent-style-name="Standard">
      <style:paragraph-properties fo:margin-left="0.5in" fo:margin-right="0in" fo:line-height="100%" fo:text-align="start" style:justify-single-word="false" fo:orphans="0" fo:widows="0" fo:hyphenation-ladder-count="no-limit" fo:text-indent="-0.5in" style:auto-text-indent="false" style:writing-mode="lr-tb"/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44:30</meta:creation-date>
    <dc:language>en-US</dc:language>
    <meta:editing-cycles>23</meta:editing-cycles>
    <meta:editing-duration>PT5H7M22S</meta:editing-duration>
    <meta:generator>LibreOffice/4.2.7.2$Linux_X86_64 LibreOffice_project/420m0$Build-2</meta:generator>
    <dc:date>2014-11-30T21:06:56.985239025</dc:date>
    <meta:document-statistic meta:table-count="0" meta:image-count="0" meta:object-count="0" meta:page-count="4" meta:paragraph-count="30" meta:word-count="592" meta:character-count="3929" meta:non-whitespace-character-count="3327"/>
  </office:meta>
</office:document-meta>
</file>